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2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7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upper body in direction of the front leg; get up; alternate on other side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sit down on the floor; lay on the back while moving the legs above your head; touch the floor over your head with the legs; get back up and jum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 table:number-rows-repeated="1048512">
          <table:table-cell table:number-columns-repeated="65"/>
        </table:table-row>
        <table:table-row table:style-name="ro1">
          <table:table-cell table:number-columns-repeated="65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9:27:46.193813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2-27T19:29:28.050937382</dc:date>
    <meta:editing-duration>P17DT17H55M42S</meta:editing-duration>
    <meta:editing-cycles>141</meta:editing-cycles>
    <meta:document-statistic meta:table-count="1" meta:cell-count="657" meta:object-count="0"/>
  </office:meta>
</office:document-meta>
</file>